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Ubuntu" svg:font-family="Ubuntu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Ubuntu2" fo:font-size="12pt" style:font-size-asian="12pt" style:font-size-complex="12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Ubuntu2" fo:font-size="12pt" style:font-size-asian="12pt" style:font-size-complex="12pt"/>
    </style:style>
    <style:style style:name="P3" style:family="paragraph" style:parent-style-name="Text_20_body">
      <style:paragraph-properties fo:line-height="150%"/>
      <style:text-properties style:font-name="Ubuntu2" fo:font-size="12pt" officeooo:paragraph-rsid="006306e5" style:font-size-asian="12pt" style:font-size-complex="12pt"/>
    </style:style>
    <style:style style:name="P4" style:family="paragraph" style:parent-style-name="Text_20_body">
      <style:paragraph-properties fo:line-height="150%" fo:text-align="start" style:justify-single-word="false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Open Sans Light" fo:font-weight="bold" style:font-weight-asian="bold" style:font-weight-complex="bold"/>
    </style:style>
    <style:style style:name="P6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ab001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Heading">
      <style:paragraph-properties fo:break-before="page"/>
    </style:style>
    <style:style style:name="P8" style:family="paragraph" style:parent-style-name="Main_20_Text">
      <style:text-properties fo:font-weight="bold" style:font-weight-asian="bold" style:font-weight-complex="bold"/>
    </style:style>
    <style:style style:name="P9" style:family="paragraph" style:parent-style-name="Custom_20_Index">
      <style:text-properties officeooo:paragraph-rsid="0074cc3e"/>
    </style:style>
    <style:style style:name="P10" style:family="paragraph" style:parent-style-name="Custom_20_Index">
      <style:text-properties officeooo:paragraph-rsid="0075bcec"/>
    </style:style>
    <style:style style:name="P11" style:family="paragraph" style:parent-style-name="Custom_20_Index">
      <style:text-properties officeooo:rsid="0075bcec" officeooo:paragraph-rsid="0075bcec"/>
    </style:style>
    <style:style style:name="P12" style:family="paragraph" style:parent-style-name="Custom_20_Index">
      <style:text-properties officeooo:paragraph-rsid="0077f70b"/>
    </style:style>
    <style:style style:name="P13" style:family="paragraph" style:parent-style-name="Custom_20_Index">
      <style:text-properties officeooo:paragraph-rsid="0079f262"/>
    </style:style>
    <style:style style:name="P14" style:family="paragraph" style:parent-style-name="Custom_20_Index">
      <style:text-properties officeooo:paragraph-rsid="007eaac2"/>
    </style:style>
    <style:style style:name="P15" style:family="paragraph" style:parent-style-name="Custom_20_Index">
      <style:text-properties officeooo:rsid="001296d5"/>
    </style:style>
    <style:style style:name="P16" style:family="paragraph" style:parent-style-name="Custom_20_Index">
      <style:text-properties officeooo:rsid="00139856"/>
    </style:style>
    <style:style style:name="P17" style:family="paragraph" style:parent-style-name="Custom_20_Index">
      <style:text-properties officeooo:rsid="00139856" officeooo:paragraph-rsid="007b4386"/>
    </style:style>
    <style:style style:name="P18" style:family="paragraph" style:parent-style-name="Custom_20_Index">
      <style:text-properties officeooo:rsid="0015e1fb" officeooo:paragraph-rsid="007eaac2"/>
    </style:style>
    <style:style style:name="P19" style:family="paragraph" style:parent-style-name="Custom_20_Index">
      <style:text-properties officeooo:rsid="0014eb35"/>
    </style:style>
    <style:style style:name="P20" style:family="paragraph" style:parent-style-name="Custom_20_Index">
      <style:text-properties officeooo:paragraph-rsid="008365a6"/>
    </style:style>
    <style:style style:name="P21" style:family="paragraph" style:parent-style-name="Custom_20_Index">
      <style:text-properties officeooo:paragraph-rsid="0085f163"/>
    </style:style>
    <style:style style:name="P22" style:family="paragraph" style:parent-style-name="Custom_20_Index">
      <style:text-properties officeooo:paragraph-rsid="0086ac9c"/>
    </style:style>
    <style:style style:name="P23" style:family="paragraph" style:parent-style-name="Custom_20_Index">
      <style:text-properties officeooo:paragraph-rsid="008792be"/>
    </style:style>
    <style:style style:name="P24" style:family="paragraph" style:parent-style-name="Custom_20_Index">
      <style:text-properties officeooo:paragraph-rsid="008846f1"/>
    </style:style>
    <style:style style:name="P25" style:family="paragraph" style:parent-style-name="Text_20_body">
      <style:paragraph-properties fo:text-align="start" style:justify-single-word="false"/>
      <style:text-properties style:font-name="Ubuntu2" fo:font-size="12pt" fo:font-weight="normal" officeooo:rsid="0032a7ee" officeooo:paragraph-rsid="0032a7ee" style:font-size-asian="10.5pt" style:font-weight-asian="normal" style:font-size-complex="12pt" style:font-weight-complex="normal"/>
    </style:style>
    <style:style style:name="P26" style:family="paragraph" style:parent-style-name="Heading_20_2">
      <style:text-properties officeooo:rsid="0096703b" officeooo:paragraph-rsid="0096703b"/>
    </style:style>
    <style:style style:name="P27" style:family="paragraph" style:parent-style-name="Heading_20_2">
      <style:text-properties officeooo:rsid="0096703b" officeooo:paragraph-rsid="00998abb"/>
    </style:style>
    <style:style style:name="P28" style:family="paragraph" style:parent-style-name="Custom_20_Index">
      <style:text-properties officeooo:rsid="0014eb35" officeooo:paragraph-rsid="008365a6"/>
    </style:style>
    <style:style style:name="P29" style:family="paragraph" style:parent-style-name="Heading_20_5">
      <style:text-properties officeooo:paragraph-rsid="0086ac9c"/>
    </style:style>
    <style:style style:name="P30" style:family="paragraph" style:parent-style-name="Main_20_Text">
      <style:text-properties officeooo:paragraph-rsid="009831e4"/>
    </style:style>
    <style:style style:name="P31" style:family="paragraph" style:parent-style-name="Main_20_Text">
      <style:text-properties officeooo:paragraph-rsid="00985934"/>
    </style:style>
    <style:style style:name="P32" style:family="paragraph" style:parent-style-name="Main_20_Text">
      <style:text-properties officeooo:rsid="00985934" officeooo:paragraph-rsid="00985934"/>
    </style:style>
    <style:style style:name="P33" style:family="paragraph" style:parent-style-name="Main_20_Text">
      <style:text-properties officeooo:paragraph-rsid="00998abb"/>
    </style:style>
    <style:style style:name="P34" style:family="paragraph" style:parent-style-name="Main_20_Text">
      <style:text-properties officeooo:rsid="00998abb" officeooo:paragraph-rsid="00998abb"/>
    </style:style>
    <style:style style:name="T1" style:family="text">
      <style:text-properties fo:font-variant="normal" fo:text-transform="none" fo:color="#24292e" style:text-line-through-style="none" style:text-line-through-type="none" style:font-name="Ubuntu2" fo:font-size="12pt" fo:letter-spacing="normal" fo:font-style="normal" style:text-underline-style="none" fo:font-weight="normal" officeooo:rsid="001ec3e4" style:text-blinking="false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4292e" style:text-line-through-style="none" style:text-line-through-type="none" style:font-name="Ubuntu2" fo:font-size="12pt" fo:letter-spacing="normal" fo:font-style="normal" style:text-underline-style="none" fo:font-weight="normal" officeooo:rsid="004ad00e" style:text-blinking="false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4292e" style:font-name="Ubuntu2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style:font-name="Ubuntu2" fo:font-size="12pt" fo:letter-spacing="normal" fo:font-style="normal" fo:font-weight="normal" officeooo:rsid="000cb75d" style:font-size-asian="12pt" style:font-size-complex="12pt"/>
    </style:style>
    <style:style style:name="T5" style:family="text">
      <style:text-properties fo:font-variant="normal" fo:text-transform="none" fo:color="#24292e" style:font-name="Ubuntu2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4292e" style:font-name="Ubuntu2" fo:font-size="12pt" fo:letter-spacing="normal" fo:font-style="normal" fo:font-weight="normal" officeooo:rsid="000cb75d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92e" style:font-name="Ubuntu2" fo:font-size="12pt" fo:letter-spacing="normal" fo:font-style="normal" fo:font-weight="normal" officeooo:rsid="000e138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4292e" style:font-name="Ubuntu2" fo:font-size="12pt" fo:letter-spacing="normal" fo:font-style="normal" fo:font-weight="normal" officeooo:rsid="004ad00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4292e" style:font-name="Ubuntu2" fo:font-size="12pt" fo:letter-spacing="normal" fo:font-style="normal" fo:font-weight="normal" officeooo:rsid="006306e5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366d6" style:text-line-through-style="none" style:text-line-through-type="none" style:font-name="Ubuntu2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0366d6" style:text-line-through-style="none" style:text-line-through-type="none" style:font-name="Ubuntu2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2" style:family="text">
      <style:text-properties fo:color="#666666" fo:font-style="normal" style:text-underline-style="none" officeooo:rsid="0011d479" fo:background-color="transparent" loext:char-shading-value="0" style:font-style-asian="normal" style:font-style-complex="normal"/>
    </style:style>
    <style:style style:name="T13" style:family="text">
      <style:text-properties fo:color="#666666" fo:font-style="normal" style:text-underline-style="none" fo:font-weight="bold" officeooo:rsid="0016694a" fo:background-color="transparent" loext:char-shading-value="0" style:font-style-asian="normal" style:font-weight-asian="bold" style:font-style-complex="normal" style:font-weight-complex="bold"/>
    </style:style>
    <style:style style:name="T14" style:family="text">
      <style:text-properties fo:color="#666666" style:font-name="Open Sans Light" fo:font-style="normal" style:text-underline-style="none" fo:font-weight="bold" officeooo:rsid="0016694a" fo:background-color="transparent" loext:char-shading-value="0" style:font-style-asian="normal" style:font-weight-asian="bold" style:font-style-complex="normal" style:font-weight-complex="bold"/>
    </style:style>
    <style:style style:name="T15" style:family="text">
      <style:text-properties fo:color="#666666" style:font-name="Open Sans Light" fo:font-style="normal" style:text-underline-style="none" fo:font-weight="bold" officeooo:rsid="0018afff" fo:background-color="transparent" loext:char-shading-value="0" style:font-style-asian="normal" style:font-weight-asian="bold" style:font-style-complex="normal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03bd3" style:font-size-asian="12pt" style:font-size-complex="12pt"/>
    </style:style>
    <style:style style:name="T18" style:family="text">
      <style:text-properties fo:font-size="12pt" officeooo:rsid="0021707d" style:font-size-asian="12pt" style:font-size-complex="12pt"/>
    </style:style>
    <style:style style:name="T19" style:family="text">
      <style:text-properties fo:font-size="12pt" officeooo:rsid="0022d9e3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1707d" style:font-size-asian="12pt" style:font-weight-asian="normal" style:font-size-complex="12pt" style:font-weight-complex="normal"/>
    </style:style>
    <style:style style:name="T22" style:family="text">
      <style:text-properties officeooo:rsid="001fa14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fa14e" style:font-weight-asian="bold" style:font-weight-complex="bold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officeooo:rsid="002b084b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officeooo:rsid="00203bd3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8pt" fo:font-weight="bold" officeooo:rsid="00334b93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2fd359" style:font-size-asian="18pt" style:font-weight-asian="bold" style:font-size-complex="18pt" style:font-weight-complex="bold"/>
    </style:style>
    <style:style style:name="T3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size="14pt" fo:font-style="italic" fo:font-weight="normal" officeooo:rsid="00353d0f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ize="14pt" fo:font-style="italic" fo:font-weight="normal" officeooo:rsid="009831e4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size="14pt" fo:font-style="italic" fo:font-weight="normal" officeooo:rsid="00998abb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style:font-name="Ubuntu2" fo:font-size="18pt" fo:font-weight="bold" style:font-size-asian="18pt" style:font-weight-asian="bold" style:font-size-complex="18pt" style:font-weight-complex="bold"/>
    </style:style>
    <style:style style:name="T36" style:family="text">
      <style:text-properties style:font-name="Ubuntu2" fo:font-size="18pt" fo:font-weight="bold" officeooo:rsid="002fd359" style:font-size-asian="18pt" style:font-weight-asian="bold" style:font-size-complex="18pt" style:font-weight-complex="bold"/>
    </style:style>
    <style:style style:name="T37" style:family="text">
      <style:text-properties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38" style:family="text">
      <style:text-properties officeooo:rsid="00142fe1"/>
    </style:style>
    <style:style style:name="T39" style:family="text">
      <style:text-properties officeooo:rsid="001032e9"/>
    </style:style>
    <style:style style:name="T40" style:family="text">
      <style:text-properties officeooo:rsid="001114e8"/>
    </style:style>
    <style:style style:name="T41" style:family="text">
      <style:text-properties style:font-name="Open Sans Light" fo:font-size="10.5pt" style:font-size-asian="10.5pt" style:font-size-complex="10.5pt"/>
    </style:style>
    <style:style style:name="T42" style:family="text">
      <style:text-properties fo:color="#666660" style:font-name="Open Sans Light" fo:font-size="10.5pt" fo:font-weight="bold" style:font-size-asian="10.5pt" style:font-weight-asian="bold" style:font-size-complex="10.5pt" style:font-weight-complex="bold"/>
    </style:style>
    <style:style style:name="T43" style:family="text">
      <style:text-properties fo:color="#666660" style:font-name="Open Sans Light" fo:font-size="10.5pt" fo:font-style="normal" style:text-underline-style="none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4" style:family="text">
      <style:text-properties fo:color="#666660" style:font-name="Open Sans Light" fo:font-size="10.5pt" fo:font-style="normal" style:text-underline-style="none" fo:font-weight="bold" officeooo:rsid="0011d479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5" style:family="text">
      <style:text-properties officeooo:rsid="003a5407"/>
    </style:style>
    <style:style style:name="T46" style:family="text">
      <style:text-properties officeooo:rsid="003a7eec"/>
    </style:style>
    <style:style style:name="T47" style:family="text">
      <style:text-properties officeooo:rsid="003c012b"/>
    </style:style>
    <style:style style:name="T48" style:family="text">
      <style:text-properties fo:color="#000000" fo:font-size="18pt" style:font-size-asian="18pt" style:font-size-complex="18pt"/>
    </style:style>
    <style:style style:name="T4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000000" fo:font-size="18pt" fo:font-weight="bold" officeooo:rsid="0032a7ee" style:font-size-asian="18pt" style:font-weight-asian="bold" style:font-size-complex="18pt" style:font-weight-complex="bold"/>
    </style:style>
    <style:style style:name="T51" style:family="text">
      <style:text-properties officeooo:rsid="001032e9" fo:background-color="transparent" loext:char-shading-value="0"/>
    </style:style>
    <style:style style:name="T52" style:family="text">
      <style:text-properties officeooo:rsid="003f61fa"/>
    </style:style>
    <style:style style:name="T53" style:family="text">
      <style:text-properties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9831e4" style:font-weight-asian="normal" style:font-weight-complex="normal"/>
    </style:style>
    <style:style style:name="T56" style:family="text">
      <style:text-properties fo:font-size="17.5pt" fo:font-style="italic" style:font-size-asian="17.5pt" style:font-style-asian="italic" style:font-size-complex="17.5pt" style:font-style-complex="italic"/>
    </style:style>
    <style:style style:name="T57" style:family="text">
      <style:text-properties officeooo:rsid="00661425"/>
    </style:style>
    <style:style style:name="T58" style:family="text">
      <style:text-properties officeooo:rsid="00139856"/>
    </style:style>
    <style:style style:name="T59" style:family="text">
      <style:text-properties officeooo:rsid="0015e1fb"/>
    </style:style>
    <style:style style:name="T60" style:family="text">
      <style:text-properties officeooo:rsid="0076fd7c"/>
    </style:style>
    <style:style style:name="T61" style:family="text">
      <style:text-properties officeooo:rsid="0077f70b"/>
    </style:style>
    <style:style style:name="T62" style:family="text">
      <style:text-properties officeooo:rsid="0079f262"/>
    </style:style>
    <style:style style:name="T63" style:family="text">
      <style:text-properties officeooo:rsid="007ce5a9"/>
    </style:style>
    <style:style style:name="T64" style:family="text">
      <style:text-properties officeooo:rsid="007eaac2"/>
    </style:style>
    <style:style style:name="T65" style:family="text">
      <style:text-properties officeooo:rsid="008365a6"/>
    </style:style>
    <style:style style:name="T66" style:family="text">
      <style:text-properties officeooo:rsid="008462af"/>
    </style:style>
    <style:style style:name="T67" style:family="text">
      <style:text-properties officeooo:rsid="0086ac9c"/>
    </style:style>
    <style:style style:name="T68" style:family="text">
      <style:text-properties officeooo:rsid="00877cb6"/>
    </style:style>
    <style:style style:name="T69" style:family="text">
      <style:text-properties officeooo:rsid="008792be"/>
    </style:style>
    <style:style style:name="T70" style:family="text">
      <style:text-properties officeooo:rsid="008846f1"/>
    </style:style>
    <style:style style:name="T71" style:family="text">
      <style:text-properties officeooo:rsid="0088ecee"/>
    </style:style>
    <style:style style:name="T72" style:family="text">
      <style:text-properties officeooo:rsid="008b1b5e"/>
    </style:style>
    <style:style style:name="T73" style:family="text">
      <style:text-properties officeooo:rsid="0096703b"/>
    </style:style>
    <style:style style:name="T74" style:family="text">
      <style:text-properties officeooo:rsid="009831e4"/>
    </style:style>
    <style:style style:name="T75" style:family="text">
      <style:text-properties officeooo:rsid="00985934"/>
    </style:style>
    <style:style style:name="T76" style:family="text">
      <style:text-properties officeooo:rsid="00998ab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şgeldiniz</text:p>
      <text:p text:style-name="Text_20_body"><text:span text:style-name="T4">Bu r</text:span><text:span text:style-name="T6">ehber ile PhpStorm ve diğer Jetbrains IDE'lerinin özellik dolu dünyasında kaybolmayacaksınız. </text:span><text:span text:style-name="T7">PhpStorm’un t</text:span><text:span text:style-name="T6">üm özellikler</text:span><text:span text:style-name="T7">ine </text:span><text:span text:style-name="T6">hakim olacak, onları anlayarak kolaylıkla kullanabileceksiniz. </text:span></text:p>
      <text:p text:style-name="Text_20_body"><text:span text:style-name="T5">Bu </text:span><text:span text:style-name="T8">proje</text:span><text:span text:style-name="T7"> </text:span><text:span text:style-name="T5">Onur Özden tarafından Phpstorm adlı yazılımın kullanıcıları için hazırlanmıştır. </text:span><text:span text:style-name="T7">Bu kullanıcı rehberine</text:span><text:span text:style-name="T8"> </text:span><text:a xlink:type="simple" xlink:href="mailto:info@onurozden.io" text:style-name="Internet_20_link" text:visited-style-name="Visited_20_Internet_20_Link"><text:span text:style-name="T37">info@onurozden.io</text:span></text:a><text:span text:style-name="T1"> </text:span><text:span text:style-name="T2">mail adresine </text:span><text:span text:style-name="T5">mail atarak içeriğe katkıda bulunabilirsiniz. Bu kullanıcı </text:span><text:span text:style-name="T9">rehberi her </text:span><text:span text:style-name="T5">lenecektir. </text:span></text:p>
      <text:p text:style-name="Text_20_body"><text:span text:style-name="T5">Facebook Sayfamız: </text:span><text:a xlink:type="simple" xlink:href="https://www.facebook.com/phpstormrehberi" text:style-name="Internet_20_link" text:visited-style-name="Visited_20_Internet_20_Link"><text:span text:style-name="T11">https://ww</text:span></text:a><text:a xlink:type="simple" xlink:href="https://www.facebook.com/phpstormrehberi" text:style-name="Internet_20_link" text:visited-style-name="Visited_20_Internet_20_Link"><text:span text:style-name="T10">w.facebook.com/phpstormrehberi</text:span></text:a><text:span text:style-name="T3"><text:line-break/>Facebook Grubumuz: </text:span><text:a xlink:type="simple" xlink:href="https://www.facebook.com/groups/phpstormrehberi" text:style-name="Internet_20_link" text:visited-style-name="Visited_20_Internet_20_Link"><text:span text:style-name="T10">https://www.facebook.com/groups/phpstormrehberi</text:span></text:a><text:span text:style-name="T3"><text:line-break/>Github: </text:span><text:a xlink:type="simple" xlink:href="https://github.com/onurozden/phpstorm-kullanici-rehberi" text:style-name="Internet_20_link" text:visited-style-name="Visited_20_Internet_20_Link"><text:span text:style-name="T10">https://github.com/onurozden/phpstorm-kullanici-rehberi</text:span></text:a></text:p>
      <text:p text:style-name="P2"/>
      <text:p text:style-name="P3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Contents_20_Heading"><text:soft-page-break/><text:span text:style-name="T53"><text:s/><text:tab/></text:span><text:span text:style-name="T26">İçindekiler</text:span></text:p>
      <text:p text:style-name="Custom_20_Index">PhpStorm Nedir?</text:p>
      <text:p text:style-name="Custom_20_Index">PhpStorm’un Avantajları</text:p>
      <text:p text:style-name="Custom_20_Index">PhpStorm’un Dezavantajlar<text:span text:style-name="T45">ı</text:span></text:p>
      <text:p text:style-name="Custom_20_Index"><text:span text:style-name="T44">N</text:span><text:span text:style-name="T43">eden PhpStorm?</text:span></text:p>
      <text:h text:style-name="Heading_20_5" text:outline-level="5">File</text:h>
      <text:p text:style-name="Custom_20_Index"><text:span text:style-name="T42"><text:s text:c="4"/></text:span><text:span text:style-name="T41">New Project</text:span></text:p>
      <text:p text:style-name="Custom_20_Index"><text:s text:c="4"/>New File</text:p>
      <text:p text:style-name="Custom_20_Index"><text:s text:c="4"/>New Stratch File</text:p>
      <text:p text:style-name="Custom_20_Index"><text:s text:c="4"/>Open</text:p>
      <text:p text:style-name="Custom_20_Index"><text:s text:c="4"/>Open URL</text:p>
      <text:p text:style-name="Custom_20_Index"><text:span text:style-name="T12"><text:s text:c="4"/></text:span><text:span text:style-name="T13">Create New Project from Existing Files</text:span></text:p>
      <text:p text:style-name="Custom_20_Index"><text:s text:c="4"/>Save As</text:p>
      <text:p text:style-name="Custom_20_Index"><text:s text:c="4"/>Attach Project</text:p>
      <text:p text:style-name="Custom_20_Index"><text:s text:c="4"/>Open Recen<text:span text:style-name="T46">t</text:span></text:p>
      <text:p text:style-name="Custom_20_Index"><text:s text:c="8"/>Manage Projects</text:p>
      <text:p text:style-name="Custom_20_Index"><text:s text:c="4"/>Close Project</text:p>
      <text:p text:style-name="Custom_20_Index"><text:s text:c="4"/>Settings</text:p>
      <text:p text:style-name="Custom_20_Index"><text:s text:c="4"/>Other Settings</text:p>
      <text:p text:style-name="Custom_20_Index"><text:s text:c="8"/>Settings for New Project</text:p>
      <text:p text:style-name="Custom_20_Index"><text:s text:c="8"/>Run Configuration Templates for New Projects</text:p>
      <text:p text:style-name="Custom_20_Index"><text:s text:c="4"/>Save All</text:p>
      <text:p text:style-name="Custom_20_Index"><text:s text:c="4"/>Reload All from Disk</text:p>
      <text:p text:style-name="Custom_20_Index"><text:s text:c="4"/>Invalidate Caches/Restart</text:p>
      <text:p text:style-name="Custom_20_Index"><text:s text:c="4"/>Export to HTML</text:p>
      <text:p text:style-name="Custom_20_Index"><text:s text:c="4"/>Print</text:p>
      <text:p text:style-name="Custom_20_Index"><text:s text:c="4"/><text:span text:style-name="T47">Add to Favorites</text:span></text:p>
      <text:p text:style-name="Custom_20_Index"><text:s text:c="8"/><text:span text:style-name="T47">Add To New Favorites List</text:span></text:p>
      <text:p text:style-name="Custom_20_Index"><text:soft-page-break/><text:s text:c="4"/><text:span text:style-name="T47">File Encoding</text:span></text:p>
      <text:p text:style-name="Custom_20_Index"><text:s text:c="8"/><text:span text:style-name="T47">Remove BOM</text:span></text:p>
      <text:p text:style-name="Custom_20_Index"><text:s text:c="4"/><text:span text:style-name="T47">Associate with File Type</text:span></text:p>
      <text:p text:style-name="Custom_20_Index"><text:s text:c="4"/>Make Directory Read Only</text:p>
      <text:p text:style-name="Custom_20_Index"><text:s text:c="4"/>Line Separators</text:p>
      <text:p text:style-name="Custom_20_Index"><text:s text:c="8"/>CRLF - Windows (\r\n)</text:p>
      <text:p text:style-name="Custom_20_Index"><text:s text:c="8"/>LF - Unix and macOS (\n)<text:tab/></text:p>
      <text:p text:style-name="Custom_20_Index"><text:s text:c="8"/>CR – Classic macOS (\r</text:p>
      <text:p text:style-name="Custom_20_Index"><text:span text:style-name="T14"><text:s text:c="4"/></text:span><text:span text:style-name="T15">Power Save Mode<text:tab/></text:span></text:p>
      <text:p text:style-name="Custom_20_Index"><text:s text:c="4"/>Exit</text:p>
      <text:h text:style-name="Heading_20_5" text:outline-level="5">Edit</text:h>
      <text:p text:style-name="Custom_20_Index"><text:s text:c="4"/>Copy</text:p>
      <text:p text:style-name="Custom_20_Index"><text:s text:c="4"/>Paste </text:p>
      <text:p text:style-name="Custom_20_Index"><text:s text:c="4"/>Paste from History</text:p>
      <text:p text:style-name="Custom_20_Index"><text:s text:c="4"/>Paste without Formating</text:p>
      <text:p text:style-name="Custom_20_Index"><text:s text:c="4"/>Delete</text:p>
      <text:p text:style-name="Custom_20_Index"><text:s text:c="4"/>Find</text:p>
      <text:p text:style-name="Custom_20_Index"><text:s text:c="8"/>Find</text:p>
      <text:p text:style-name="Custom_20_Index"><text:s text:c="8"/>Replace</text:p>
      <text:p text:style-name="Custom_20_Index"><text:s text:c="8"/>Find Next/Move to Next Occurrence</text:p>
      <text:p text:style-name="Custom_20_Index"><text:span text:style-name="T38"><text:s text:c="8"/>F</text:span>ind Previous/Move to Previous Occurrence<text:tab/></text:p>
      <text:p text:style-name="Custom_20_Index"><text:s text:c="8"/>Find Word at Carret</text:p>
      <text:p text:style-name="Custom_20_Index"><text:s text:c="8"/>Select All Occurences</text:p>
      <text:p text:style-name="Custom_20_Index"><text:s text:c="8"/>Add Selection for Next Occurence<text:tab/></text:p>
      <text:p text:style-name="Custom_20_Index"><text:s text:c="8"/>Unselect Occurrence</text:p>
      <text:p text:style-name="Custom_20_Index"><text:s text:c="8"/>Search in Selection Only</text:p>
      <text:p text:style-name="Custom_20_Index"><text:s text:c="8"/><text:span text:style-name="T39">Go to next highlighted element usage<text:tab/><text:tab/></text:span></text:p>
      <text:p text:style-name="Custom_20_Index"><text:s text:c="8"/>Go to previous highlighted elemet usage<text:tab/></text:p>
      <text:p text:style-name="Custom_20_Index"><text:s text:c="8"/>Find in Path<text:tab/> </text:p>
      <text:p text:style-name="Custom_20_Index"><text:s text:c="8"/>Replace in Path<text:tab/></text:p>
      <text:p text:style-name="Custom_20_Index"><text:soft-page-break/><text:s text:c="8"/>Search Structurally<text:tab/></text:p>
      <text:p text:style-name="Custom_20_Index"><text:s text:c="8"/>Replace Structurally<text:tab/></text:p>
      <text:p text:style-name="Custom_20_Index"><text:s text:c="8"/>Find Usages<text:tab/></text:p>
      <text:p text:style-name="Custom_20_Index"><text:s text:c="8"/>Find Usages Settings<text:tab/></text:p>
      <text:p text:style-name="Custom_20_Index"><text:s text:c="8"/>Show Usages<text:tab/><text:tab/></text:p>
      <text:p text:style-name="Custom_20_Index"><text:s text:c="8"/>Find Usages in File<text:tab/></text:p>
      <text:p text:style-name="Custom_20_Index"><text:span text:style-name="T51"><text:s text:c="8"/></text:span><text:span text:style-name="T39">Highlight Usages in File<text:tab/><text:tab/></text:span></text:p>
      <text:p text:style-name="Custom_20_Index"><text:s text:c="8"/>Recent Find Usages<text:tab/></text:p>
      <text:p text:style-name="Custom_20_Index"><text:span text:style-name="T39"><text:s text:c="8"/></text:span>Find by Xpath</text:p>
      <text:p text:style-name="Custom_20_Index"><text:s text:c="4"/>Select A<text:span text:style-name="T52">ll</text:span></text:p>
      <text:p text:style-name="Custom_20_Index"><text:s text:c="4"/>Extend Selection</text:p>
      <text:p text:style-name="Custom_20_Index"><text:s text:c="4"/><text:span text:style-name="T41">Shrink Selection</text:span></text:p>
      <text:p text:style-name="Custom_20_Index"><text:s text:c="4"/><text:span text:style-name="T41">Complete Current Statement<text:tab/></text:span></text:p>
      <text:p text:style-name="Custom_20_Index"><text:s text:c="4"/><text:span text:style-name="T39">Join Lines<text:tab/></text:span></text:p>
      <text:p text:style-name="Custom_20_Index"><text:s text:c="4"/><text:span text:style-name="T39">Fill Paragraph<text:tab/></text:span></text:p>
      <text:p text:style-name="Custom_20_Index"><text:s text:c="4"/>Duplicate Line or Selection</text:p>
      <text:p text:style-name="Custom_20_Index"><text:s text:c="4"/>Sort Lines<text:tab/></text:p>
      <text:p text:style-name="Custom_20_Index"><text:s text:c="4"/><text:span text:style-name="T40">Reverse Lines<text:tab/></text:span></text:p>
      <text:p text:style-name="Custom_20_Index"><text:s text:c="4"/>Indent Selection<text:tab/> <text:s/></text:p>
      <text:p text:style-name="Custom_20_Index"><text:s text:c="4"/>Unindent Line or Selection</text:p>
      <text:p text:style-name="Custom_20_Index"><text:s text:c="4"/><text:span text:style-name="T40">Toggle Case<text:tab/> <text:s/></text:span></text:p>
      <text:p text:style-name="Custom_20_Index"><text:s text:c="4"/>Convert Indents<text:tab/></text:p>
      <text:p text:style-name="Custom_20_Index"><text:s text:c="8"/>To Spaces</text:p>
      <text:p text:style-name="Custom_20_Index"><text:s text:c="8"/>To Tabs</text:p>
      <text:p text:style-name="Custom_20_Index"><text:s text:c="4"/>Next Parameter<text:tab/></text:p>
      <text:p text:style-name="Custom_20_Index"><text:s text:c="4"/>Previous Parameter<text:tab/></text:p>
      <text:p text:style-name="Custom_20_Index"><text:s text:c="4"/><text:span text:style-name="T40">Macros</text:span></text:p>
      <text:p text:style-name="Custom_20_Index"><text:s text:c="8"/>Play Back Last Macro</text:p>
      <text:p text:style-name="Custom_20_Index"><text:s text:c="8"/>Start Macro Recording</text:p>
      <text:p text:style-name="Custom_20_Index"><text:s text:c="8"/>Edit Macros</text:p>
      <text:p text:style-name="Custom_20_Index"><text:s text:c="8"/>Play Saved Macros</text:p>
      <text:p text:style-name="Custom_20_Index"><text:soft-page-break/><text:s text:c="4"/>Encode XML/HTML Special Characters <text:s/></text:p>
      <text:h text:style-name="Heading_20_5" text:outline-level="5">View</text:h>
      <text:p text:style-name="Custom_20_Index"><text:s text:c="4"/>Tool Windows</text:p>
      <text:p text:style-name="P9"><text:s text:c="8"/>Project<text:tab/></text:p>
      <text:p text:style-name="P10"><text:s text:c="8"/>Favorites</text:p>
      <text:p text:style-name="P10"><text:s text:c="8"/>TODO</text:p>
      <text:p text:style-name="Custom_20_Index"><text:s text:c="8"/>Structure<text:tab/></text:p>
      <text:p text:style-name="Custom_20_Index"><text:s text:c="8"/>Services<text:tab/></text:p>
      <text:p text:style-name="Custom_20_Index"><text:s text:c="8"/>Database<text:tab/></text:p>
      <text:p text:style-name="Custom_20_Index"><text:s text:c="8"/>Event Log<text:tab/></text:p>
      <text:p text:style-name="Custom_20_Index"><text:s text:c="8"/>Terminal</text:p>
      <text:p text:style-name="P10"><text:s text:c="4"/>Appearance</text:p>
      <text:p text:style-name="P10"><text:s text:c="8"/>Enter Presentation Mode</text:p>
      <text:p text:style-name="P10"><text:s text:c="8"/>Enter Distraction Free Mode</text:p>
      <text:p text:style-name="P10"><text:s text:c="8"/>Enter Full Screen</text:p>
      <text:p text:style-name="Custom_20_Index"><text:s text:c="8"/>Tool Bar<text:tab/></text:p>
      <text:p text:style-name="Custom_20_Index"><text:s text:c="8"/>Tools Window Bar<text:tab/></text:p>
      <text:p text:style-name="Custom_20_Index"><text:s text:c="8"/>Status Bar</text:p>
      <text:p text:style-name="Custom_20_Index"><text:s text:c="8"/>Navigation Bar<text:tab/></text:p>
      <text:p text:style-name="Custom_20_Index"><text:s text:c="8"/>Main Menu</text:p>
      <text:p text:style-name="P10"><text:s text:c="8"/>Details in Tree View</text:p>
      <text:p text:style-name="Custom_20_Index"><text:s text:c="4"/>Quick Definition</text:p>
      <text:p text:style-name="P11"><text:s text:c="4"/>Quick Documentation</text:p>
      <text:p text:style-name="Custom_20_Index"><text:s text:c="4"/><text:span text:style-name="T60">Parameter Info</text:span></text:p>
      <text:p text:style-name="Custom_20_Index"><text:s text:c="4"/><text:span text:style-name="T60">Context Info</text:span></text:p>
      <text:p text:style-name="Custom_20_Index"><text:s text:c="4"/><text:span text:style-name="T60">Open in Browser</text:span></text:p>
      <text:p text:style-name="Custom_20_Index"><text:s text:c="4"/>Recent Files</text:p>
      <text:p text:style-name="Custom_20_Index"><text:s text:c="4"/>Recently Changed Files</text:p>
      <text:p text:style-name="Custom_20_Index"><text:s text:c="4"/>Recent Location</text:p>
      <text:p text:style-name="Custom_20_Index"><text:s text:c="4"/>Recent Changes</text:p>
      <text:p text:style-name="Custom_20_Index"><text:soft-page-break/><text:s text:c="4"/><text:span text:style-name="T60">Compare With...</text:span></text:p>
      <text:p text:style-name="Custom_20_Index"><text:s text:c="4"/><text:span text:style-name="T60">Compare with Clipboard</text:span></text:p>
      <text:p text:style-name="Custom_20_Index"><text:s text:c="4"/>Quite Switch Scheme</text:p>
      <text:p text:style-name="Custom_20_Index"><text:s text:c="4"/><text:span text:style-name="T60">Active Editor</text:span></text:p>
      <text:p text:style-name="Custom_20_Index"><text:s text:c="8"/><text:span text:style-name="T60">Soft-Wrap</text:span></text:p>
      <text:p text:style-name="Custom_20_Index"><text:s text:c="8"/><text:span text:style-name="T60">Show Whitespaces</text:span></text:p>
      <text:p text:style-name="Custom_20_Index"><text:s text:c="8"/><text:span text:style-name="T60">Show Line Numbers</text:span></text:p>
      <text:p text:style-name="Custom_20_Index"><text:s text:c="8"/><text:span text:style-name="T60">Show Gutter Icons </text:span></text:p>
      <text:p text:style-name="Custom_20_Index"><text:s text:c="8"/><text:span text:style-name="T60">Show Indent Guides </text:span></text:p>
      <text:p text:style-name="Custom_20_Index"><text:s text:c="8"/><text:span text:style-name="T60">Show Breadcrumbs</text:span></text:p>
      <text:p text:style-name="P12"><text:s text:c="8"/><text:span text:style-name="T61">Show Import Popups</text:span></text:p>
      <text:p text:style-name="P12"><text:s text:c="4"/>Bidi Text Base Direction</text:p>
      <text:p text:style-name="P12"><text:s text:c="8"/>Contend-based</text:p>
      <text:p text:style-name="Custom_20_Index"><text:s text:c="8"/>Left-to-Right<text:tab/></text:p>
      <text:p text:style-name="Custom_20_Index"><text:s text:c="8"/>Right-to-Left</text:p>
      <text:h text:style-name="Heading_20_5" text:outline-level="5">Navigate</text:h>
      <text:p text:style-name="Custom_20_Index"><text:s text:c="4"/>Class<text:tab/></text:p>
      <text:p text:style-name="Custom_20_Index"><text:s text:c="4"/>File<text:tab/></text:p>
      <text:p text:style-name="Custom_20_Index"><text:s text:c="4"/>Symbol</text:p>
      <text:p text:style-name="P13"><text:s text:c="4"/><text:span text:style-name="T62">Custom Folding</text:span></text:p>
      <text:p text:style-name="P13"><text:s text:c="4"/><text:span text:style-name="T62">Line/Column</text:span> <text:s text:c="3"/></text:p>
      <text:p text:style-name="P15"><text:s text:c="4"/>Back<text:tab/><text:tab/></text:p>
      <text:p text:style-name="P15"><text:s text:c="4"/>Forward<text:tab/></text:p>
      <text:p text:style-name="P15"><text:s text:c="4"/>Last Edit Location</text:p>
      <text:p text:style-name="P15"><text:s text:c="4"/>Next Edit Location</text:p>
      <text:p text:style-name="P15"><text:s text:c="4"/>Bookmarks</text:p>
      <text:p text:style-name="Custom_20_Index"><text:s text:c="8"/><text:span text:style-name="T58">Toggle Bookmark</text:span></text:p>
      <text:p text:style-name="P17"><text:s text:c="8"/>Toogle Bookmark with Mnemonic</text:p>
      <text:p text:style-name="P17"><text:s text:c="8"/>Show Bookmarks<text:tab/></text:p>
      <text:p text:style-name="P17"><text:s text:c="8"/>Next Bookmark<text:tab/></text:p>
      <text:p text:style-name="Custom_20_Index"><text:soft-page-break/><text:s text:c="8"/>Previous Bookmark</text:p>
      <text:p text:style-name="Custom_20_Index"><text:s text:c="4"/><text:span text:style-name="T63">Select In</text:span></text:p>
      <text:p text:style-name="P17"><text:s text:c="4"/>Jump to Navigation Bar</text:p>
      <text:p text:style-name="P17"><text:s text:c="4"/>Declaration or Usages</text:p>
      <text:p text:style-name="P15"><text:s text:c="4"/>Implementation(s)</text:p>
      <text:p text:style-name="Custom_20_Index"><text:s text:c="4"/>Type Declaration</text:p>
      <text:p text:style-name="Custom_20_Index"><text:s text:c="4"/>Super Method</text:p>
      <text:p text:style-name="Custom_20_Index"><text:s text:c="4"/>Related Symbol</text:p>
      <text:p text:style-name="Custom_20_Index"><text:s text:c="4"/>File Structure<text:tab/></text:p>
      <text:p text:style-name="Custom_20_Index"><text:s text:c="4"/>File Path<text:tab/></text:p>
      <text:p text:style-name="P16"><text:s text:c="4"/>Type Hierarchy</text:p>
      <text:p text:style-name="P16"><text:s text:c="4"/>Method Hierarchy</text:p>
      <text:p text:style-name="P16"><text:s text:c="4"/>Call Hierarchy</text:p>
      <text:p text:style-name="P16"><text:s text:c="4"/>Next Highlighted Error<text:tab/></text:p>
      <text:p text:style-name="P16"><text:s text:c="4"/>Previous Highlighted Error<text:tab/></text:p>
      <text:p text:style-name="P16"><text:s text:c="4"/>Next Emmet Edit Point<text:tab/></text:p>
      <text:p text:style-name="P16"><text:s text:c="4"/>Previous Emmet Edit Point<text:tab/></text:p>
      <text:p text:style-name="P16"><text:s text:c="4"/>Next Method<text:tab/></text:p>
      <text:p text:style-name="P16"><text:s text:c="4"/>Previous Method<text:tab/></text:p>
      <text:h text:style-name="Heading_20_5" text:outline-level="5">Code</text:h>
      <text:p text:style-name="Custom_20_Index"><text:s text:c="4"/>Override Methods</text:p>
      <text:p text:style-name="Custom_20_Index"><text:s text:c="4"/>Implement Methods</text:p>
      <text:p text:style-name="Custom_20_Index"><text:s text:c="4"/>Generate </text:p>
      <text:p text:style-name="Custom_20_Index"><text:s text:c="4"/>Surround With</text:p>
      <text:p text:style-name="Custom_20_Index"><text:s text:c="4"/>Unwrap/Remove</text:p>
      <text:p text:style-name="Custom_20_Index"><text:s text:c="4"/>Completion<text:tab/></text:p>
      <text:p text:style-name="Custom_20_Index"><text:s text:c="8"/><text:span text:style-name="T64">Basic</text:span></text:p>
      <text:p text:style-name="Custom_20_Index"><text:s text:c="8"/><text:span text:style-name="T64">SmartType </text:span></text:p>
      <text:p text:style-name="Custom_20_Index"><text:s text:c="8"/><text:span text:style-name="T64">Cyclic Expand Word</text:span></text:p>
      <text:p text:style-name="P14"><text:s text:c="8"/><text:span text:style-name="T64">Cyclic Expand Word (Backward)</text:span></text:p>
      <text:p text:style-name="P14"><text:soft-page-break/><text:s text:c="4"/>Folding</text:p>
      <text:p text:style-name="P18"><text:s text:c="8"/>Expand</text:p>
      <text:p text:style-name="Custom_20_Index"><text:s text:c="8"/><text:span text:style-name="T59">Collapse</text:span></text:p>
      <text:p text:style-name="Custom_20_Index"><text:s text:c="8"/><text:span text:style-name="T59">Expand Recursively</text:span></text:p>
      <text:p text:style-name="Custom_20_Index"><text:s text:c="8"/><text:span text:style-name="T59">Collapse Recursively</text:span></text:p>
      <text:p text:style-name="Custom_20_Index"><text:s text:c="8"/><text:span text:style-name="T59">Expand All</text:span></text:p>
      <text:p text:style-name="Custom_20_Index"><text:s text:c="8"/><text:span text:style-name="T59">Collapse All</text:span></text:p>
      <text:p text:style-name="Custom_20_Index"><text:s text:c="8"/><text:span text:style-name="T59">Expand to level</text:span></text:p>
      <text:p text:style-name="Custom_20_Index"><text:s text:c="8"/><text:span text:style-name="T59">Expand all to level</text:span></text:p>
      <text:p text:style-name="Custom_20_Index"><text:s text:c="8"/><text:span text:style-name="T59">Expand doc comments</text:span></text:p>
      <text:p text:style-name="Custom_20_Index"><text:s text:c="8"/><text:span text:style-name="T59">Collapse doc comments</text:span></text:p>
      <text:p text:style-name="Custom_20_Index"><text:s text:c="8"/><text:span text:style-name="T59">Fold Selection/Remove region</text:span></text:p>
      <text:p text:style-name="Custom_20_Index"><text:s text:c="8"/><text:span text:style-name="T59">Fold Code Block</text:span></text:p>
      <text:p text:style-name="Custom_20_Index"><text:s text:c="4"/>Insert Live Template</text:p>
      <text:p text:style-name="Custom_20_Index"><text:s text:c="4"/>Surround with Live Template</text:p>
      <text:p text:style-name="Custom_20_Index"><text:s text:c="4"/>Comment with Line Comment<text:tab/></text:p>
      <text:p text:style-name="Custom_20_Index"><text:s text:c="4"/>Comment with Block Comment</text:p>
      <text:p text:style-name="Custom_20_Index"><text:s text:c="4"/>Reformat Code</text:p>
      <text:p text:style-name="Custom_20_Index"><text:s text:c="4"/>Show Reformat File Dialog<text:tab/></text:p>
      <text:p text:style-name="Custom_20_Index"><text:s text:c="4"/>Auto-Indent Lines<text:tab/></text:p>
      <text:p text:style-name="Custom_20_Index"><text:s text:c="4"/>Optimize Imports<text:tab/></text:p>
      <text:p text:style-name="Custom_20_Index"><text:s text:c="4"/>Rearrange Code<text:tab/> </text:p>
      <text:p text:style-name="Custom_20_Index"><text:s text:c="4"/>Move Statement Down<text:tab/></text:p>
      <text:p text:style-name="Custom_20_Index"><text:s text:c="4"/>Move Statement Up</text:p>
      <text:p text:style-name="Custom_20_Index"><text:s text:c="4"/>Move Element Left</text:p>
      <text:p text:style-name="Custom_20_Index"><text:s text:c="4"/>Move Element Right<text:tab/></text:p>
      <text:p text:style-name="Custom_20_Index"><text:s text:c="4"/>Move Line Down</text:p>
      <text:p text:style-name="Custom_20_Index"><text:s text:c="4"/>Move Line Up</text:p>
      <text:p text:style-name="Custom_20_Index"><text:s text:c="4"/>Inspect Code</text:p>
      <text:p text:style-name="Custom_20_Index"><text:s text:c="4"/>Code Cleanup<text:tab/></text:p>
      <text:p text:style-name="Custom_20_Index"><text:s text:c="4"/>Silent Code Cleanup</text:p>
      <text:p text:style-name="Custom_20_Index"><text:soft-page-break/><text:s text:c="4"/>Run Inspection by Name<text:tab/></text:p>
      <text:p text:style-name="Custom_20_Index"><text:s text:c="4"/>Configure Current File Analysis</text:p>
      <text:p text:style-name="Custom_20_Index"><text:s text:c="4"/>View Offline Inspection Results</text:p>
      <text:p text:style-name="Custom_20_Index"><text:s text:c="4"/>Locate Duplicates</text:p>
      <text:p text:style-name="P19"><text:s text:c="4"/>Detect PSR-0 Namespace Roots</text:p>
      <text:p text:style-name="P19"><text:s text:c="4"/>Analyze Data Flow to Here<text:tab/></text:p>
      <text:p text:style-name="P19"><text:s text:c="4"/>Analyze Data Flow from Here<text:tab/> </text:p>
      <text:p text:style-name="P28"><text:s text:c="4"/>Update Copyright</text:p>
      <text:h text:style-name="Heading_20_5" text:outline-level="5">Refactor</text:h>
      <text:p text:style-name="P20"><text:s text:c="4"/>Refactor This</text:p>
      <text:p text:style-name="Custom_20_Index"><text:s text:c="4"/>Rename</text:p>
      <text:p text:style-name="Custom_20_Index"><text:s text:c="4"/><text:span text:style-name="T66">Change Signature</text:span></text:p>
      <text:p text:style-name="Custom_20_Index"><text:s text:c="4"/>Move Directory</text:p>
      <text:p text:style-name="Custom_20_Index"><text:s text:c="4"/>Copy Directory</text:p>
      <text:p text:style-name="Custom_20_Index"><text:s text:c="4"/>Safe Delete</text:p>
      <text:p text:style-name="P20"><text:s text:c="4"/><text:span text:style-name="T65">Extract</text:span></text:p>
      <text:p text:style-name="P20"><text:s text:c="8"/><text:span text:style-name="T65">Variable</text:span></text:p>
      <text:p text:style-name="P20"><text:s text:c="8"/><text:span text:style-name="T65">Parameter Object</text:span></text:p>
      <text:p text:style-name="P20"><text:s text:c="8"/><text:span text:style-name="T65">Method</text:span></text:p>
      <text:p text:style-name="P20"><text:s text:c="8"/><text:span text:style-name="T65">Extract Include File</text:span></text:p>
      <text:p text:style-name="P20"><text:s text:c="8"/><text:span text:style-name="T65">Subquery as CTE</text:span> <text:s text:c="2"/></text:p>
      <text:p text:style-name="Custom_20_Index"><text:s text:c="4"/>Inline</text:p>
      <text:p text:style-name="Custom_20_Index"><text:s text:c="4"/>Invert Boolean</text:p>
      <text:p text:style-name="Custom_20_Index"><text:s text:c="4"/><text:span text:style-name="T66">Pull Members Up</text:span></text:p>
      <text:p text:style-name="Custom_20_Index"><text:s text:c="4"/><text:span text:style-name="T66">Push Members Down</text:span></text:p>
      <text:p text:style-name="Custom_20_Index"><text:s text:c="4"/><text:span text:style-name="T65">XML Refactorings</text:span></text:p>
      <text:p text:style-name="Custom_20_Index"><text:s text:c="8"/><text:span text:style-name="T65">Rename Tag</text:span></text:p>
      <text:p text:style-name="Custom_20_Index"><text:s text:c="8"/><text:span text:style-name="T65">Rename Attribute</text:span></text:p>
      <text:p text:style-name="Custom_20_Index"><text:s text:c="8"/><text:span text:style-name="T65">Delete Tag</text:span></text:p>
      <text:p text:style-name="Custom_20_Index"><text:s text:c="8"/><text:span text:style-name="T65">Delete Attribute</text:span></text:p>
      <text:p text:style-name="Custom_20_Index"><text:soft-page-break/><text:s text:c="8"/><text:span text:style-name="T65">Add Attribute</text:span></text:p>
      <text:p text:style-name="Custom_20_Index"><text:s text:c="8"/><text:span text:style-name="T65">Add Subtag</text:span></text:p>
      <text:p text:style-name="Custom_20_Index"><text:s text:c="8"/><text:span text:style-name="T65">Change Attribute Value</text:span></text:p>
      <text:p text:style-name="P20"><text:s text:c="8"/><text:span text:style-name="T65">Unwrap Tag</text:span></text:p>
      <text:p text:style-name="Custom_20_Index"><text:s text:c="8"/><text:span text:style-name="T65">Wrap Tag</text:span></text:p>
      <text:p text:style-name="Custom_20_Index"><text:s text:c="8"/><text:span text:style-name="T65">Wrap Tag Contents</text:span></text:p>
      <text:p text:style-name="Custom_20_Index"><text:s text:c="8"/><text:span text:style-name="T65">Convert Tag Contents To Attribute</text:span></text:p>
      <text:p text:style-name="Custom_20_Index"><text:s text:c="8"/><text:span text:style-name="T65">Replace Tag with Attribute</text:span></text:p>
      <text:p text:style-name="Custom_20_Index"><text:s text:c="8"/><text:span text:style-name="T65">Replace Attribute with Tag</text:span></text:p>
      <text:p text:style-name="Custom_20_Index"><text:s text:c="8"/><text:span text:style-name="T65">Move Attribute In</text:span></text:p>
      <text:p text:style-name="P21"><text:s text:c="8"/><text:span text:style-name="T65">Move Attribute Out</text:span></text:p>
      <text:h text:style-name="P29" text:outline-level="5">Run</text:h>
      <text:p text:style-name="P22"><text:s text:c="4"/>Run</text:p>
      <text:p text:style-name="P22"><text:s text:c="4"/>Debug</text:p>
      <text:p text:style-name="Custom_20_Index"><text:s text:c="4"/>Run with Coverage</text:p>
      <text:p text:style-name="Custom_20_Index"><text:s text:c="4"/>Run</text:p>
      <text:p text:style-name="Custom_20_Index"><text:s text:c="4"/>Debug</text:p>
      <text:p text:style-name="Custom_20_Index"><text:s text:c="4"/>Edit Configurations</text:p>
      <text:p text:style-name="Custom_20_Index"><text:s text:c="4"/>Test History</text:p>
      <text:p text:style-name="Custom_20_Index"><text:s text:c="4"/>Import Tests from File</text:p>
      <text:p text:style-name="Custom_20_Index"><text:s text:c="4"/>Stop</text:p>
      <text:p text:style-name="Custom_20_Index"><text:s text:c="4"/>Stop Background Proccesses</text:p>
      <text:p text:style-name="Custom_20_Index"><text:s text:c="4"/>Show Running List</text:p>
      <text:p text:style-name="Custom_20_Index"><text:s text:c="4"/>Show Code Coverage Data</text:p>
      <text:p text:style-name="Custom_20_Index"><text:s text:c="4"/>Step Over</text:p>
      <text:p text:style-name="Custom_20_Index"><text:s text:c="4"/>Force Step Over</text:p>
      <text:p text:style-name="Custom_20_Index"><text:s text:c="4"/>Step Into</text:p>
      <text:p text:style-name="Custom_20_Index"><text:s text:c="4"/>Force Step Into</text:p>
      <text:p text:style-name="Custom_20_Index"><text:s text:c="4"/>Smart Step Into</text:p>
      <text:p text:style-name="P21"><text:s text:c="4"/>Step Out</text:p>
      <text:p text:style-name="P21"><text:soft-page-break/><text:s text:c="4"/>Run to Cursor</text:p>
      <text:p text:style-name="Custom_20_Index"><text:s text:c="4"/>Force Run to Cursor</text:p>
      <text:p text:style-name="Custom_20_Index"><text:s text:c="4"/>Pause Program</text:p>
      <text:p text:style-name="Custom_20_Index"><text:s text:c="4"/>Resume Program </text:p>
      <text:p text:style-name="Custom_20_Index"><text:s text:c="4"/>Eveluate Expression</text:p>
      <text:p text:style-name="Custom_20_Index"><text:s text:c="4"/>Quick Evaluate Expression</text:p>
      <text:p text:style-name="Custom_20_Index"><text:s text:c="4"/>Show Execution Point</text:p>
      <text:p text:style-name="Custom_20_Index"><text:s text:c="4"/>Toggle Line Breakpoint</text:p>
      <text:p text:style-name="Custom_20_Index"><text:s text:c="4"/>Toggle Tempory Line Breakpoint</text:p>
      <text:p text:style-name="Custom_20_Index"><text:s text:c="4"/>Toggle Breakpoint Enabled</text:p>
      <text:p text:style-name="Custom_20_Index"><text:s text:c="4"/>View Breakpoints<text:tab/></text:p>
      <text:p text:style-name="Custom_20_Index"><text:s text:c="4"/>Start Listening for PHP Debug Connections</text:p>
      <text:p text:style-name="Custom_20_Index"><text:s text:c="4"/>Break at first line in PHP scripts</text:p>
      <text:p text:style-name="P22"><text:s text:c="4"/>Web Server Debug Validation</text:p>
      <text:h text:style-name="P29" text:outline-level="5">Tools</text:h>
      <text:p text:style-name="P22"><text:s text:c="4"/>Tasks &amp; Contexts</text:p>
      <text:p text:style-name="P22"><text:s text:c="8"/>Switch Task</text:p>
      <text:p text:style-name="Custom_20_Index"><text:s text:c="8"/>Open Task</text:p>
      <text:p text:style-name="Custom_20_Index"><text:s text:c="8"/>Close Active Task</text:p>
      <text:p text:style-name="Custom_20_Index"><text:s text:c="8"/>Edit ‘<text:span text:style-name="T67">Default task’</text:span></text:p>
      <text:p text:style-name="Custom_20_Index"><text:s text:c="8"/><text:span text:style-name="T67">Add changelist for ‘Default task’</text:span></text:p>
      <text:p text:style-name="Custom_20_Index"><text:s text:c="8"/><text:span text:style-name="T67">Show Description</text:span></text:p>
      <text:p text:style-name="Custom_20_Index"><text:s text:c="8"/><text:span text:style-name="T67">Open in Browser</text:span></text:p>
      <text:p text:style-name="Custom_20_Index"><text:s text:c="8"/>Analyze Stack Trace From Task</text:p>
      <text:p text:style-name="Custom_20_Index"><text:s text:c="8"/>Configure Servers</text:p>
      <text:p text:style-name="Custom_20_Index"><text:s text:c="8"/>Save Context</text:p>
      <text:p text:style-name="Custom_20_Index"><text:s text:c="8"/>Load Context</text:p>
      <text:p text:style-name="Custom_20_Index"><text:s text:c="8"/>Clear Context</text:p>
      <text:p text:style-name="Custom_20_Index"><text:s text:c="4"/>Save as Live Template</text:p>
      <text:p text:style-name="Custom_20_Index"><text:s text:c="4"/>Save File as Template</text:p>
      <text:p text:style-name="Custom_20_Index"><text:soft-page-break/><text:s text:c="4"/>Save Project as Template</text:p>
      <text:p text:style-name="Custom_20_Index"><text:s text:c="4"/>IDE Scripting Console </text:p>
      <text:p text:style-name="Custom_20_Index"><text:s text:c="4"/>Create Command-line Launcher</text:p>
      <text:p text:style-name="Custom_20_Index"><text:s text:c="4"/>Create Desktop Entry</text:p>
      <text:p text:style-name="Custom_20_Index"><text:s text:c="4"/>XML Actions</text:p>
      <text:p text:style-name="Custom_20_Index"><text:s text:c="8"/><text:span text:style-name="T68">Validate</text:span></text:p>
      <text:p text:style-name="Custom_20_Index"><text:s text:c="8"/>Generate DTD from XML File </text:p>
      <text:p text:style-name="Custom_20_Index"><text:s text:c="8"/><text:span text:style-name="T68">Generate Schema from XML File</text:span></text:p>
      <text:p text:style-name="Custom_20_Index"><text:s text:c="8"/>Generate XSD Schema from XML File</text:p>
      <text:p text:style-name="Custom_20_Index"><text:s text:c="8"/>Generate XML Document from XSD Schema</text:p>
      <text:p text:style-name="Custom_20_Index"><text:s text:c="4"/>Anlayze Stack Trace</text:p>
      <text:p text:style-name="Custom_20_Index"><text:s text:c="4"/>Deployment </text:p>
      <text:p text:style-name="Custom_20_Index"><text:s text:c="8"/>Upload to Default Server</text:p>
      <text:p text:style-name="Custom_20_Index"><text:s text:c="8"/>Upload to</text:p>
      <text:p text:style-name="Custom_20_Index"><text:s text:c="8"/>Download from Default Server</text:p>
      <text:p text:style-name="Custom_20_Index"><text:s text:c="8"/>Download <text:span text:style-name="T68">f</text:span>rom</text:p>
      <text:p text:style-name="Custom_20_Index"><text:s text:c="8"/>Compare Local File with Deployed Version </text:p>
      <text:p text:style-name="Custom_20_Index"><text:s text:c="8"/>Compare with Deployed to</text:p>
      <text:p text:style-name="Custom_20_Index"><text:s text:c="8"/>Sync Local Subtree with Deployed</text:p>
      <text:p text:style-name="Custom_20_Index"><text:s text:c="8"/>Sync with Deployed to</text:p>
      <text:p text:style-name="Custom_20_Index"><text:s text:c="8"/>Configuration</text:p>
      <text:p text:style-name="Custom_20_Index"><text:s text:c="8"/>Options </text:p>
      <text:p text:style-name="Custom_20_Index"><text:s text:c="8"/>Automatic Upload</text:p>
      <text:p text:style-name="Custom_20_Index"><text:s text:c="8"/>Browse Remote Host</text:p>
      <text:p text:style-name="Custom_20_Index"><text:s text:c="4"/>V8 Profiling <text:s text:c="2"/></text:p>
      <text:p text:style-name="Custom_20_Index"><text:s text:c="8"/>Analyze V8 Profiling Log</text:p>
      <text:p text:style-name="Custom_20_Index"><text:s text:c="8"/>Analyze V8 Heap Snapshot</text:p>
      <text:p text:style-name="Custom_20_Index"><text:s text:c="4"/>HTTP Client</text:p>
      <text:p text:style-name="Custom_20_Index"><text:s text:c="8"/>Test RESTful Web Service</text:p>
      <text:p text:style-name="Custom_20_Index"><text:s text:c="8"/>Open HTTP Requests Collection</text:p>
      <text:p text:style-name="Custom_20_Index"><text:s text:c="8"/>Show HTTP Requests History</text:p>
      <text:p text:style-name="Custom_20_Index"><text:soft-page-break/><text:s text:c="8"/>Convert cURL to HTTP Request</text:p>
      <text:p text:style-name="Custom_20_Index"><text:s text:c="4"/>DBGp Proxy</text:p>
      <text:p text:style-name="Custom_20_Index"><text:s text:c="8"/>Register IDE</text:p>
      <text:p text:style-name="Custom_20_Index"><text:s text:c="8"/>Cancel IDE Registration</text:p>
      <text:p text:style-name="Custom_20_Index"><text:s text:c="8"/>Configuration</text:p>
      <text:p text:style-name="Custom_20_Index"><text:s text:c="3"/>Analyze Xdebug Profiler Snapshot</text:p>
      <text:p text:style-name="Custom_20_Index"><text:s text:c="3"/>Start SS<text:span text:style-name="T68">H</text:span> session</text:p>
      <text:p text:style-name="Custom_20_Index"><text:s text:c="4"/>Composer</text:p>
      <text:p text:style-name="Custom_20_Index"><text:s text:c="8"/>Init Composer</text:p>
      <text:p text:style-name="Custom_20_Index"><text:s text:c="8"/>Self-update</text:p>
      <text:p text:style-name="Custom_20_Index"><text:s text:c="8"/>Clear Cache</text:p>
      <text:p text:style-name="Custom_20_Index"><text:s text:c="8"/>Show Log</text:p>
      <text:p text:style-name="Custom_20_Index"><text:s text:c="8"/>Install</text:p>
      <text:p text:style-name="Custom_20_Index"><text:s text:c="8"/>Update</text:p>
      <text:p text:style-name="Custom_20_Index"><text:s text:c="8"/>Manage dependencies</text:p>
      <text:p text:style-name="Custom_20_Index"><text:s text:c="8"/>Validate</text:p>
      <text:p text:style-name="Custom_20_Index"><text:s text:c="8"/>Dump Autoloader</text:p>
      <text:p text:style-name="Custom_20_Index"><text:s text:c="8"/>Check for Changes in Dependencies</text:p>
      <text:p text:style-name="Custom_20_Index"><text:s text:c="8"/>List Licenses</text:p>
      <text:p text:style-name="Custom_20_Index"><text:s text:c="8"/>Diagnose</text:p>
      <text:p text:style-name="Custom_20_Index"><text:s text:c="4"/>Run Command </text:p>
      <text:p text:style-name="Custom_20_Index"><text:s text:c="4"/>Vagrant</text:p>
      <text:p text:style-name="Custom_20_Index"><text:s text:c="8"/>Up</text:p>
      <text:p text:style-name="Custom_20_Index"><text:s text:c="8"/>Reload</text:p>
      <text:p text:style-name="Custom_20_Index"><text:s text:c="8"/>Provision</text:p>
      <text:p text:style-name="Custom_20_Index"><text:s text:c="8"/>Suspend</text:p>
      <text:p text:style-name="Custom_20_Index"><text:s text:c="8"/>Resume</text:p>
      <text:p text:style-name="Custom_20_Index"><text:s text:c="8"/>Halt</text:p>
      <text:p text:style-name="Custom_20_Index"><text:s text:c="8"/>Destroy</text:p>
      <text:p text:style-name="Custom_20_Index"><text:s text:c="8"/>Share</text:p>
      <text:p text:style-name="Custom_20_Index"><text:s text:c="8"/>Init in Project Root</text:p>
      <text:h text:style-name="Heading_20_5" text:outline-level="5"><text:soft-page-break/>VCS</text:h>
      <text:p text:style-name="Custom_20_Index"><text:s text:c="4"/>Local History</text:p>
      <text:p text:style-name="Custom_20_Index"><text:s text:c="8"/>Show History</text:p>
      <text:p text:style-name="Custom_20_Index"><text:s text:c="8"/><text:span text:style-name="T69">Show History for Selection</text:span></text:p>
      <text:p text:style-name="Custom_20_Index"><text:s text:c="8"/>Put Label</text:p>
      <text:p text:style-name="Custom_20_Index"><text:s text:c="4"/>Enable Version Control Integration</text:p>
      <text:p text:style-name="Custom_20_Index"><text:s text:c="4"/>VCS Operations Popup</text:p>
      <text:p text:style-name="Custom_20_Index"><text:s text:c="4"/><text:span text:style-name="T69">Commit</text:span></text:p>
      <text:p text:style-name="Custom_20_Index"><text:s text:c="4"/><text:span text:style-name="T69">Update Project</text:span></text:p>
      <text:p text:style-name="Custom_20_Index"><text:s text:c="4"/><text:span text:style-name="T69">Refresh File Status</text:span></text:p>
      <text:p text:style-name="Custom_20_Index"><text:s text:c="4"/><text:span text:style-name="T69">Show Local Changes as UML</text:span></text:p>
      <text:p text:style-name="Custom_20_Index"><text:s text:c="4"/><text:span text:style-name="T69">Git</text:span></text:p>
      <text:p text:style-name="Custom_20_Index"><text:s text:c="8"/><text:span text:style-name="T69">Commit Directory</text:span></text:p>
      <text:p text:style-name="Custom_20_Index"><text:s text:c="8"/><text:span text:style-name="T69">Open .git/info/exclude</text:span></text:p>
      <text:p text:style-name="Custom_20_Index"><text:s text:c="8"/><text:span text:style-name="T70">Agnotate</text:span></text:p>
      <text:p text:style-name="Custom_20_Index"><text:s text:c="8"/><text:span text:style-name="T70">Show Current Revision</text:span></text:p>
      <text:p text:style-name="P24"><text:s text:c="8"/><text:span text:style-name="T70">Compare with the Same Repository Version</text:span></text:p>
      <text:p text:style-name="P24"><text:s text:c="8"/><text:span text:style-name="T70">Compare with</text:span> <text:s text:c="2"/></text:p>
      <text:p text:style-name="Custom_20_Index"><text:s text:c="8"/><text:span text:style-name="T70">Compare with Branch</text:span></text:p>
      <text:p text:style-name="Custom_20_Index"><text:s text:c="8"/><text:span text:style-name="T70">Show History</text:span></text:p>
      <text:p text:style-name="Custom_20_Index"><text:s text:c="8"/><text:span text:style-name="T70">Show History for Selection</text:span></text:p>
      <text:p text:style-name="Custom_20_Index"><text:s text:c="8"/><text:span text:style-name="T70">Rollback</text:span></text:p>
      <text:p text:style-name="Custom_20_Index"><text:s text:c="8"/><text:span text:style-name="T70">Resolve Conflicts</text:span></text:p>
      <text:p text:style-name="Custom_20_Index"><text:s text:c="8"/><text:span text:style-name="T70">Branches</text:span></text:p>
      <text:p text:style-name="Custom_20_Index"><text:s text:c="8"/><text:span text:style-name="T70">Tag</text:span> <text:s text:c="4"/></text:p>
      <text:p text:style-name="Custom_20_Index"><text:s text:c="8"/><text:span text:style-name="T70">Merge Changes</text:span></text:p>
      <text:p text:style-name="Custom_20_Index"><text:s text:c="8"/><text:span text:style-name="T70">Stash Changes</text:span></text:p>
      <text:p text:style-name="Custom_20_Index"><text:s text:c="8"/><text:span text:style-name="T70">Unstash Changes</text:span></text:p>
      <text:p text:style-name="Custom_20_Index"><text:s text:c="8"/><text:span text:style-name="T70">Reset HEAD</text:span></text:p>
      <text:p text:style-name="Custom_20_Index"><text:s text:c="8"/><text:span text:style-name="T70">Remotes</text:span></text:p>
      <text:p text:style-name="Custom_20_Index"><text:s text:c="8"/><text:span text:style-name="T70">Clone</text:span></text:p>
      <text:p text:style-name="Custom_20_Index"><text:soft-page-break/><text:s text:c="8"/><text:span text:style-name="T70">Fetch</text:span></text:p>
      <text:p text:style-name="Custom_20_Index"><text:s text:c="8"/><text:span text:style-name="T70">Pull</text:span></text:p>
      <text:p text:style-name="Custom_20_Index"><text:s text:c="8"/><text:span text:style-name="T70">Push</text:span></text:p>
      <text:p text:style-name="Custom_20_Index"><text:s text:c="8"/><text:span text:style-name="T71">Rebase</text:span></text:p>
      <text:p text:style-name="Custom_20_Index"><text:s text:c="8"/><text:span text:style-name="T71">Rebase my Github fork</text:span></text:p>
      <text:p text:style-name="Custom_20_Index"><text:s text:c="8"/><text:span text:style-name="T71">Create Pull Request</text:span></text:p>
      <text:p text:style-name="Custom_20_Index"><text:s text:c="8"/><text:span text:style-name="T71">View Pull Requests</text:span></text:p>
      <text:p text:style-name="Custom_20_Index"><text:s text:c="4"/><text:span text:style-name="T69">Create Patch from Local Changes</text:span></text:p>
      <text:p text:style-name="Custom_20_Index"><text:s text:c="4"/>Apply Patch</text:p>
      <text:p text:style-name="Custom_20_Index"><text:s text:c="4"/>Apply Patch from Clipboard</text:p>
      <text:p text:style-name="Custom_20_Index"><text:s text:c="4"/><text:span text:style-name="T71">Shelve Changes</text:span></text:p>
      <text:p text:style-name="Custom_20_Index"><text:s text:c="4"/>Get from Version Control</text:p>
      <text:p text:style-name="Custom_20_Index"><text:s text:c="4"/>Import into Version Control </text:p>
      <text:p text:style-name="Custom_20_Index"><text:s text:c="8"/>Create Git Repository</text:p>
      <text:p text:style-name="Custom_20_Index"><text:s text:c="8"/>Import into Subversion</text:p>
      <text:p text:style-name="Custom_20_Index"><text:s text:c="8"/>Create Mercurial Repository</text:p>
      <text:p text:style-name="Custom_20_Index"><text:s text:c="8"/>Share Project on GitHub</text:p>
      <text:p text:style-name="Custom_20_Index"><text:s text:c="4"/>Browse VCS Repository</text:p>
      <text:p text:style-name="Custom_20_Index"><text:s text:c="8"/>Show Git Repository Log</text:p>
      <text:p text:style-name="Custom_20_Index"><text:s text:c="8"/>Browse Subversion Repository</text:p>
      <text:p text:style-name="P23"><text:s text:c="4"/>Sync Settings</text:p>
      <text:h text:style-name="Heading_20_5" text:outline-level="5">Window</text:h>
      <text:p text:style-name="Custom_20_Index"><text:s text:c="4"/>Store Current Layout as Default </text:p>
      <text:p text:style-name="Custom_20_Index"><text:s text:c="4"/>Restore Default Layout</text:p>
      <text:p text:style-name="Custom_20_Index"><text:s text:c="4"/>Active Tool Window</text:p>
      <text:p text:style-name="Custom_20_Index"><text:s text:c="8"/>Hide Active Tool Window</text:p>
      <text:p text:style-name="Custom_20_Index"><text:s text:c="8"/>Hide Side Tool Windows</text:p>
      <text:p text:style-name="Custom_20_Index"><text:s text:c="8"/>Hide All Windows</text:p>
      <text:p text:style-name="Custom_20_Index"><text:s text:c="8"/>Close Active Tab</text:p>
      <text:p text:style-name="Custom_20_Index"><text:s text:c="8"/>Jump to Last Tool Window </text:p>
      <text:p text:style-name="Custom_20_Index"><text:soft-page-break/><text:s text:c="8"/>Maximize Tool Window </text:p>
      <text:p text:style-name="Custom_20_Index"><text:s text:c="8"/>View Mode</text:p>
      <text:p text:style-name="Custom_20_Index"><text:s text:c="12"/>Dock Pinned</text:p>
      <text:p text:style-name="Custom_20_Index"><text:s text:c="12"/>Dock Unpinned</text:p>
      <text:p text:style-name="Custom_20_Index"><text:s text:c="12"/>Undock</text:p>
      <text:p text:style-name="Custom_20_Index"><text:s text:c="12"/>Float</text:p>
      <text:p text:style-name="Custom_20_Index"><text:s text:c="12"/>Window</text:p>
      <text:p text:style-name="Custom_20_Index"><text:s text:c="8"/>Move to</text:p>
      <text:p text:style-name="Custom_20_Index"><text:s text:c="12"/>Left Top</text:p>
      <text:p text:style-name="Custom_20_Index"><text:s text:c="12"/>Left Bottom</text:p>
      <text:p text:style-name="Custom_20_Index"><text:s text:c="12"/>Bottom Left</text:p>
      <text:p text:style-name="Custom_20_Index"><text:s text:c="12"/>Bottom Right</text:p>
      <text:p text:style-name="Custom_20_Index"><text:s text:c="12"/>Right Bottom</text:p>
      <text:p text:style-name="Custom_20_Index"><text:s text:c="12"/>Right Top</text:p>
      <text:p text:style-name="Custom_20_Index"><text:s text:c="12"/>Top Right</text:p>
      <text:p text:style-name="Custom_20_Index"><text:s text:c="12"/>Top Left </text:p>
      <text:p text:style-name="Custom_20_Index"><text:s text:c="8"/>Group Tabs</text:p>
      <text:p text:style-name="Custom_20_Index"><text:s text:c="8"/>Resize</text:p>
      <text:p text:style-name="Custom_20_Index"><text:s text:c="12"/>Stretch to Left </text:p>
      <text:p text:style-name="Custom_20_Index"><text:s text:c="12"/>Stretch to Right</text:p>
      <text:p text:style-name="Custom_20_Index"><text:s text:c="12"/>Stretch to Top</text:p>
      <text:p text:style-name="Custom_20_Index"><text:s text:c="12"/>Stretch to Bottom</text:p>
      <text:p text:style-name="Custom_20_Index"><text:s text:c="4"/>Editor Tabs</text:p>
      <text:p text:style-name="Custom_20_Index"><text:s text:c="8"/>Select Next Tab</text:p>
      <text:p text:style-name="Custom_20_Index"><text:s text:c="8"/>Select Previous Tab</text:p>
      <text:p text:style-name="Custom_20_Index"><text:s text:c="8"/><text:span text:style-name="T72">Pin Active Tab</text:span></text:p>
      <text:p text:style-name="Custom_20_Index"><text:s text:c="8"/>Show Hidden Tabs</text:p>
      <text:p text:style-name="Custom_20_Index"><text:s text:c="8"/>Close</text:p>
      <text:p text:style-name="Custom_20_Index"><text:s text:c="8"/>Close Others</text:p>
      <text:p text:style-name="Custom_20_Index"><text:s text:c="8"/>Close All </text:p>
      <text:p text:style-name="Custom_20_Index"><text:s text:c="8"/>Close Unmodified</text:p>
      <text:p text:style-name="Custom_20_Index"><text:soft-page-break/><text:s text:c="8"/>Close All but Pinned</text:p>
      <text:p text:style-name="Custom_20_Index"><text:s text:c="8"/>Close All to the Left </text:p>
      <text:p text:style-name="Custom_20_Index"><text:s text:c="8"/>Close All to the Right</text:p>
      <text:p text:style-name="Custom_20_Index"><text:s text:c="8"/><text:span text:style-name="T72">Reopen Closed Tabs</text:span></text:p>
      <text:p text:style-name="Custom_20_Index"><text:s text:c="8"/><text:span text:style-name="T72">Split Vertically</text:span></text:p>
      <text:p text:style-name="Custom_20_Index"><text:s text:c="8"/><text:span text:style-name="T72">Split Horizantally</text:span></text:p>
      <text:p text:style-name="Custom_20_Index"><text:s text:c="8"/><text:span text:style-name="T72">Split and Move Right</text:span></text:p>
      <text:p text:style-name="Custom_20_Index"><text:s text:c="8"/><text:span text:style-name="T72">Split and Move Down</text:span></text:p>
      <text:p text:style-name="Custom_20_Index"><text:s text:c="8"/>Change Splitter Orientation</text:p>
      <text:p text:style-name="Custom_20_Index"><text:s text:c="8"/>Unsplit</text:p>
      <text:p text:style-name="Custom_20_Index"><text:s text:c="8"/>Unsplit All</text:p>
      <text:p text:style-name="Custom_20_Index"><text:s text:c="8"/>Goto Next Splitter</text:p>
      <text:p text:style-name="Custom_20_Index"><text:s text:c="8"/>Goto Previous Splitter</text:p>
      <text:p text:style-name="Custom_20_Index"><text:s text:c="8"/>Configure Editor Tabs</text:p>
      <text:p text:style-name="Custom_20_Index"><text:s text:c="4"/>Notifications</text:p>
      <text:p text:style-name="Custom_20_Index"><text:s text:c="8"/>Close First</text:p>
      <text:p text:style-name="Custom_20_Index"><text:s text:c="8"/>Close All</text:p>
      <text:p text:style-name="Custom_20_Index"><text:s text:c="4"/>Background Tasks</text:p>
      <text:p text:style-name="Custom_20_Index"><text:s text:c="8"/>Show </text:p>
      <text:p text:style-name="Custom_20_Index"><text:s text:c="8"/>Auto Show</text:p>
      <text:p text:style-name="Custom_20_Index"><text:s text:c="4"/>Next Project Window</text:p>
      <text:p text:style-name="Custom_20_Index"><text:s text:c="4"/>Previous Project Window</text:p>
      <text:h text:style-name="Heading_20_5" text:outline-level="5">Help</text:h>
      <text:p text:style-name="Custom_20_Index"><text:s text:c="4"/>Find Action</text:p>
      <text:p text:style-name="Custom_20_Index"><text:s text:c="4"/>Help </text:p>
      <text:p text:style-name="Custom_20_Index"><text:s text:c="4"/>Getting Started</text:p>
      <text:p text:style-name="Custom_20_Index"><text:s text:c="4"/>Keymap Reference</text:p>
      <text:p text:style-name="Custom_20_Index"><text:s text:c="4"/>Demos and Screencasts</text:p>
      <text:p text:style-name="Custom_20_Index"><text:s text:c="4"/>Tip of the Day</text:p>
      <text:p text:style-name="Custom_20_Index"><text:s text:c="4"/>Productivity Guide</text:p>
      <text:p text:style-name="Custom_20_Index"><text:soft-page-break/><text:s text:c="4"/>Activity Monitor</text:p>
      <text:p text:style-name="Custom_20_Index"><text:s text:c="4"/>Analyze Plugin Startup Performance</text:p>
      <text:p text:style-name="Custom_20_Index"><text:s text:c="4"/>Dump Threads</text:p>
      <text:p text:style-name="Custom_20_Index"><text:s text:c="4"/>Diagnostic</text:p>
      <text:p text:style-name="Custom_20_Index"><text:s text:c="8"/>Start CPU Usage Profiling</text:p>
      <text:p text:style-name="Custom_20_Index"><text:s text:c="8"/>Profile Indexing</text:p>
      <text:p text:style-name="Custom_20_Index"><text:s text:c="8"/>Profile Slow Startup</text:p>
      <text:p text:style-name="Custom_20_Index"><text:s text:c="8"/>Capture Memory Snapshot</text:p>
      <text:p text:style-name="Custom_20_Index"><text:s text:c="8"/>Start Async Profiler</text:p>
      <text:p text:style-name="Custom_20_Index"><text:s text:c="8"/>Execute Performance Script</text:p>
      <text:p text:style-name="Custom_20_Index"><text:s text:c="4"/>Contact Support</text:p>
      <text:p text:style-name="Custom_20_Index"><text:s text:c="4"/>Submit a Bug Report</text:p>
      <text:p text:style-name="Custom_20_Index"><text:s text:c="4"/>Submit Feedback</text:p>
      <text:p text:style-name="Custom_20_Index"><text:s text:c="4"/>Show Log in Files</text:p>
      <text:p text:style-name="Custom_20_Index"><text:s text:c="4"/>Collect Troubleshooting Information</text:p>
      <text:p text:style-name="Custom_20_Index"><text:s text:c="4"/>Compress Logs and Show in Files </text:p>
      <text:p text:style-name="Custom_20_Index"><text:s text:c="4"/>Change Memory Settings</text:p>
      <text:p text:style-name="Custom_20_Index"><text:s text:c="4"/>Edit Custom Properties</text:p>
      <text:p text:style-name="Custom_20_Index"><text:s text:c="4"/>Edit Custom VM Options</text:p>
      <text:p text:style-name="Custom_20_Index"><text:s text:c="4"/>Debug Log Settings</text:p>
      <text:p text:style-name="Custom_20_Index"><text:s text:c="4"/>Register</text:p>
      <text:p text:style-name="Custom_20_Index"><text:s text:c="4"/>Check for Updates</text:p>
      <text:p text:style-name="Custom_20_Index"><text:s text:c="4"/>About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soft-page-break/><text:span text:style-name="T22">File &gt; </text:span>New Project</text:h>
      <text:p text:style-name="Main_20_Text"><text:span text:style-name="T23">File </text:span>menüsünden erişebileceğimiz <text:span text:style-name="T23">New Project </text:span>butonu yeni bir proje oluşturmak için kullanılır. <text:span text:style-name="T23">PHP Empty </text:span><text:span text:style-name="T24">P</text:span><text:span text:style-name="T23">roject</text:span> ve <text:span text:style-name="T23">PhpStorm Workshop Project</text:span> seçenekleriyle yeni bir PHP projesi oluşturabiliriz. <text:span text:style-name="T23">PHP specific </text:span>başlığı altındaki seçeneklerle <text:span text:style-name="T22">bir </text:span><text:span text:style-name="T23">Composer</text:span>, <text:span text:style-name="T23">Drupal</text:span>, <text:span text:style-name="T23">Joomla</text:span> ve<text:span text:style-name="T22">ya</text:span> <text:span text:style-name="T25">Wordpress Plugin</text:span> <text:span text:style-name="T22">projesi</text:span> oluşturabiliriz. <text:span text:style-name="T23">Web</text:span> başlığı altındaki seçeneklerle ise, web programlama ile ilgili dillerle proje oluşturabiliriz.</text:p>
      <text:h text:style-name="Heading_20_2" text:outline-level="2"><text:span text:style-name="T48">File &gt; New</text:span><text:span text:style-name="T56"> </text:span><text:span text:style-name="T32">Alt+Insert</text:span></text:h>
      <text:p text:style-name="Main_20_Text"><text:span text:style-name="T57">Y</text:span>eni bir dosya oluşturmak için kullanılır. <text:span text:style-name="T57">Oluşturulacak dosya için şablon, otomatik uzantı ve benzeri gibi birçok seçenek sunar.</text:span></text:p>
      <text:h text:style-name="Heading_20_3" text:outline-level="3">New Butonunun Seçenekleri</text:h>
      <text:p text:style-name="Main_20_Text"><text:span text:style-name="T20">File: </text:span><text:span text:style-name="T16">Uzantısını kullanıcının belirleyebileceği </text:span><text:span text:style-name="T17">yeni bir </text:span><text:span text:style-name="T16">dosya oluşturur.</text:span></text:p>
      <text:p text:style-name="Main_20_Text"><text:span text:style-name="T16">New Scratch File: “</text:span><text:span text:style-name="T17">stratch” isimli seçilecek dilin uzantısına sahip yeni bir dosya oluşturur. </text:span></text:p>
      <text:p text:style-name="Main_20_Text">Directory: Yeni bir dizin oluşturur.</text:p>
      <text:p text:style-name="Main_20_Text">PHP File: “.php” uzantısına sahip yeni bir dosya oluşturur.</text:p>
      <text:p text:style-name="Main_20_Text">PHP Class: Yeni bir PHP sınıfı (PHP class) oluşturur.</text:p>
      <text:h text:style-name="Heading_20_4" text:outline-level="4">File Templates</text:h>
      <text:p text:style-name="Main_20_Text">Bu başlık <text:span text:style-name="T54">altındaki</text:span> butonlardan seçtiğiniz dilin dosyasını oluşturabiliriz. Dosyanın uzantısı otomatik <text:span text:style-name="T54">olarak</text:span> ayarlanır ve dosya oluştururken değiştirilemez. </text:p>
      <text:p text:style-name="P8">HTML File</text:p>
      <text:p text:style-name="Main_20_Text"><text:span text:style-name="T54">HTML 5 File</text:span>: “.html” uzantısına ve HTML 5 temel etiketlerine sahip yeni bir dosya oluşturur.</text:p>
      <text:p text:style-name="Main_20_Text"><text:span text:style-name="T54">HTML 4 File</text:span>: “.html” uzantısına ve HTML 4 temel etiketlerine sahip yeni bir dosya oluşturur.</text:p>
      <text:p text:style-name="Main_20_Text"><text:span text:style-name="T54">XHTML File</text:span>: “.xhtml” uzantısına ve XHTML temel etiketlerine sahip yeni bir dosya oluşturur.</text:p>
      <text:p text:style-name="P8">Stylesheet</text:p>
      <text:p text:style-name="Main_20_Text"><text:span text:style-name="T21">CSS:</text:span><text:span text:style-name="T18"> </text:span><text:span text:style-name="T16">“.css” uzantısına ve utf-8 karakter setine sahip yeni bir dosya oluşturur.</text:span></text:p>
      <text:p text:style-name="Main_20_Text"><text:span text:style-name="T54">LESS</text:span>: “.less” uzantısına sahip yeni bir dosya oluşturur.</text:p>
      <text:p text:style-name="Main_20_Text"><text:span text:style-name="T54">SASS</text:span>: “.sass” uzantısına sahip yeni bir dosya oluşturur.</text:p>
      <text:p text:style-name="Main_20_Text"><text:soft-page-break/><text:span text:style-name="T54">SCSS</text:span>: “.scss” uzantısına sahip yeni bir dosya oluşturur.</text:p>
      <text:p text:style-name="Main_20_Text"><text:span text:style-name="T20">Javascript File</text:span><text:span text:style-name="T16">: “.</text:span><text:span text:style-name="T19">js” uzantısına sahip yeni bir dosya oluşturur.</text:span><text:span text:style-name="T16"> </text:span></text:p>
      <text:p text:style-name="P8">Typescript File</text:p>
      <text:p text:style-name="Main_20_Text"><text:span text:style-name="T54">Typescript File</text:span>: “.ty” uzantısına sahip yeni bir dosya oluşturur.</text:p>
      <text:p text:style-name="Main_20_Text"><text:span text:style-name="T54">Typescript JSX File</text:span>: “.tyx” uzantısına sahip yeni bir dosya oluşturur.</text:p>
      <text:p text:style-name="P8">CoffeeScript File</text:p>
      <text:p text:style-name="Main_20_Text"><text:span text:style-name="T54">CoffeeScript File</text:span>: “.coffee” uzantısına sahip yeni bir dosya oluşturur.</text:p>
      <text:p text:style-name="Main_20_Text"><text:span text:style-name="T54">CoffeeScript Class</text:span>: “.coffee” uzantısına sahip ve dosya adı sınıf (class) olarak tanımlanmış yeni bir dosya oluşturur.</text:p>
      <text:p text:style-name="Main_20_Text"><text:span text:style-name="T54">XSLT Stylesheet</text:span>: “.xsl” uzantısına sahip temel xslt stil dosyası etiketlerini içeren yeni bir dosya oluşturur.</text:p>
      <text:p text:style-name="Main_20_Text"><text:span text:style-name="T54">Edit File Templates</text:span>: File and Code Templates penceresini açar. Bu pencereden varsayılan şablon halindeki dosyaları düzenleyebiliriz.</text:p>
      <text:p text:style-name="Main_20_Text"><text:span text:style-name="T54">HTTP Request</text:span>: “.http” uzantısına sahip yeni bir dosya oluşturur</text:p>
      <text:h text:style-name="Heading_20_2" text:outline-level="2"><text:span text:style-name="T49">File &gt; New </text:span><text:span text:style-name="T50">Stratch File </text:span><text:span text:style-name="T32">Ctrl+Alt+Shift+Insert</text:span></text:h>
      <text:p text:style-name="Main_20_Text"><text:s/>“<text:span text:style-name="T27">stratch” isimli seçilecek dilin uzantısına sahip yeni bir dosya oluşturur. </text:span></text:p>
      <text:h text:style-name="Heading_20_2" text:outline-level="2"><text:tab/><text:span text:style-name="T36">File &gt; </text:span><text:span text:style-name="T35">Open</text:span></text:h>
      <text:p text:style-name="Main_20_Text">Bir dizin veya dosyayı açmak için dahili dosya yöneticisini açar.</text:p>
      <text:h text:style-name="Heading_20_2" text:outline-level="2"><text:tab/><text:span text:style-name="T30">File &gt; </text:span><text:span text:style-name="T28">Open </text:span><text:span text:style-name="T29">URL</text:span></text:h>
      <text:p text:style-name="Main_20_Text">Bir URL’i açmak için URL kutucuğu penceresini açar. URL kutucuğa girildikten sonra sayfanın kaynak kodları IDE’de açılır.</text:p>
      <text:h text:style-name="Heading_20_2" text:outline-level="2"><text:span text:style-name="T29">S</text:span><text:span text:style-name="T28">ave As </text:span><text:span text:style-name="T31">Ctrl+Shift+S</text:span></text:h>
      <text:p text:style-name="Main_20_Text">Dosyayı farklı bir konuma kaydedilmesini sağlar. Bunun için tıklanınca dahili dosya yöneticisini açar. <text:span text:style-name="T23">Not: </text:span>Bu seçenek sadece bir dosya açıkken aktif hale gelir. </text:p>
      <text:p text:style-name="P25"/>
      <text:p text:style-name="P25"/>
      <text:p text:style-name="P25"/>
      <text:h text:style-name="P26" text:outline-level="2"><text:soft-page-break/></text:h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><text:soft-page-break/>Edit &gt; Undo <text:span text:style-name="T33">Ctrl+Z</text:span></text:h>
      <text:p text:style-name="P31"><text:span text:style-name="T73">Gerçekleştirilen eylemi (örnek: yazılan kod, silinen satır) geriye yükler. Örneğin; bir cümleyi sildikten sonra Undo özelliğini kullanırsak, silme işlemimiz yoksayılır ve yazdığımız cümle geriye döndürülür.</text:span></text:p>
      <text:h text:style-name="P26" text:outline-level="2">Edit &gt; Redo <text:span text:style-name="T33">Ctrl+Shift+Z</text:span></text:h>
      <text:p text:style-name="P30"><text:span text:style-name="T74">Undo kullanılarak gerçekleştirilen eylemi (örnek: yazılan kod, silinen satır) yoksayarak geriye döndürür. Örneğin; bir kelime yazdıysak ve sonra Undo kullanarak sildiysek, </text:span><text:span text:style-name="T55">Redo</text:span><text:span text:style-name="T74"> özelliğini kullanınca silme işlemimiz yoksayılır ve yazdığımız kelime geriye döndürülür.</text:span></text:p>
      <text:h text:style-name="P26" text:outline-level="2">Edit &gt; Cut <text:span text:style-name="T33">Ctrl+X</text:span></text:h>
      <text:p text:style-name="P32">Seçil<text:span text:style-name="T76">en</text:span> alanı (örnek: yazılan kod/kodlar) siler.</text:p>
      <text:h text:style-name="P26" text:outline-level="2">Edit &gt; Copy <text:span text:style-name="T33">Ctrl+C</text:span></text:h>
      <text:p text:style-name="P31"><text:span text:style-name="T75">Seçilen alanı (örnek: yazılan kod/kodlar) kopyalar.</text:span></text:p>
      <text:h text:style-name="P26" text:outline-level="2">Edit &gt; Paste <text:span text:style-name="T33">Ctrl+V</text:span></text:h>
      <text:p text:style-name="P33"><text:span text:style-name="T75">Kopyalanmış veriyi (örnek: yazılan kod/kodlar) biçimsel özellikleriyle beraber fare imlecinin bulunduğu yere aktarır.</text:span></text:p>
      <text:h text:style-name="P26" text:outline-level="2">Edit &gt; Paste from History <text:span text:style-name="T34">Ctrl+Shift+V</text:span></text:h>
      <text:p text:style-name="Main_20_Text"><text:span text:style-name="T76">Aktarılacak verinin seçilmesi için kopyalama geçmişini (clipboard) açar. </text:span>Kopyalama geçmişinden seçilen veriyi biçimsel özellikleriyle beraber fare imlecinin bulunduğu yere aktarır. </text:p>
      <text:h text:style-name="P27" text:outline-level="2">Edit &gt; Paste <text:span text:style-name="T76">without Formatting </text:span><text:span text:style-name="T31">Ctrl+Shift+V</text:span></text:h>
      <text:p text:style-name="P34">Kopyalanmış veriyi (örnek: yazılan kod/kodlar) biçimsel özelliklerini korumadan metin biçiminde yapıştırır.</text:p>
      <text:h text:style-name="P27" text:outline-level="2">Edit &gt; Delete <text:span text:style-name="T34">Delete</text:span></text:h>
      <text:p text:style-name="P34">Seçilen alanı (örnek: yazılan kod/kodlar) si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Ubuntu" svg:font-family="Ubuntu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Ubuntu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1665in" fo:margin-bottom="0.0835in" loext:contextual-spacing="false" fo:line-height="150%" fo:text-align="center" style:justify-single-word="false" style:page-number="auto" fo:background-color="transparent" style:shadow="none" fo:keep-with-next="always">
        <style:tab-stops/>
      </style:paragraph-properties>
      <style:text-properties fo:color="#666666" style:font-name="Ubuntu1" fo:font-family="Ubuntu" style:font-style-name="Bold" style:font-pitch="variable" fo:font-size="3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50%" fo:text-align="center" style:justify-single-word="false" style:page-number="auto" style:shadow="none"/>
      <style:text-properties fo:color="#000000" style:font-name="Ubuntu2" fo:font-family="Ubuntu" style:font-pitch="variable" fo:font-size="14pt" fo:language="tr" fo:country="TR" fo:font-weight="normal" officeooo:rsid="001fa14e" style:font-size-asian="11.5pt" style:font-weight-asian="normal" style:font-size-complex="11.5pt" style:font-weight-complex="normal"/>
    </style:style>
    <style:style style:name="List" style:family="paragraph" style:hidden="true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hidden="true" style:parent-style-name="Heading" style:next-style-name="Text_20_body" style:class="chapter" style:master-page-name="">
      <loext:graphic-properties draw:fill="none" draw:fill-color="#729fcf" draw:fill-gradient-name="Blue_20_Touch"/>
      <style:paragraph-properties fo:margin-left="0.3937in" fo:margin-right="0.0398in" fo:margin-top="1.1811in" fo:margin-bottom="1.1811in" loext:contextual-spacing="false" fo:line-height="115%" fo:text-align="center" style:justify-single-word="false" fo:text-indent="0.3937in" style:auto-text-indent="false" style:page-number="auto" fo:background-color="transparent" style:vertical-align="middle">
        <style:tab-stops/>
        <style:drop-cap/>
      </style:paragraph-properties>
      <style:text-properties fo:font-variant="small-caps" fo:color="#666666" style:text-outline="false" style:font-name="URW Bookman" fo:font-family="'URW Bookman'" style:font-style-name="Light" style:font-pitch="variable" fo:font-size="40pt" fo:letter-spacing="0.0417in" fo:text-shadow="none" style:text-underline-style="none" fo:font-weight="normal" officeooo:rsid="0018dc7d" style:font-size-asian="28pt" style:font-weight-asian="normal" style:font-size-complex="28pt" style:font-weight-complex="normal" style:font-relief="embosse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fo:line-height="115%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fo:text-align="center" style:justify-single-word="false" style:page-number="auto" fo:background-color="transparent">
        <style:tab-stops/>
      </style:paragraph-properties>
      <style:text-properties fo:color="#000000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972in" fo:margin-bottom="0.0835in" loext:contextual-spacing="false" fo:text-align="center" style:justify-single-word="false" style:page-number="auto" fo:background-color="transparent" style:shadow="none"/>
      <style:text-properties fo:color="#000000" fo:font-size="16pt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hidden="true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Main_20_Text" style:display-name="Main Text" style:family="paragraph" style:parent-style-name="Text_20_body" style:class="text" style:master-page-name="">
      <loext:graphic-properties draw:fill="none" draw:fill-color="#729fcf"/>
      <style:paragraph-properties fo:margin-left="0in" fo:margin-right="0in" fo:line-height="0.25in" fo:text-align="start" style:justify-single-word="false" fo:text-indent="0in" style:auto-text-indent="false" style:page-number="auto" fo:background-color="transparent" style:shadow="none">
        <style:tab-stops/>
      </style:paragraph-properties>
      <style:text-properties style:use-window-font-color="true" fo:font-size="12pt" fo:language="en" fo:country="US" fo:font-weight="normal" style:font-size-asian="11.5pt" style:font-weight-asian="normal" style:font-size-complex="11.5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loext:contextual-spacing="false" fo:text-align="center" style:justify-single-word="false" style:page-number="auto"/>
      <style:text-properties fo:color="#000000" fo:font-size="5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User_20_Index_20_1" style:display-name="User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in" fo:margin-right="0in" fo:text-indent="0in" style:auto-text-indent="false"/>
    </style:style>
    <style:style style:name="Custom_20_Index" style:display-name="Custom Index" style:family="paragraph" style:parent-style-name="Text_20_body" style:next-style-name="Text_20_body" style:class="text" style:master-page-name="">
      <loext:graphic-properties draw:fill="none" draw:fill-color="#729fcf"/>
      <style:paragraph-properties fo:margin-left="0in" fo:margin-right="0in" fo:line-height="115%" fo:text-align="start" style:justify-single-word="false" fo:text-indent="0in" style:auto-text-indent="false" style:page-number="auto" fo:background-color="transparent"/>
      <style:text-properties fo:color="#666666" style:font-name="Open Sans Light" fo:font-family="'Open Sans Light'" style:font-style-name="Light" style:font-family-generic="swiss" style:font-pitch="variable" fo:font-size="10.5pt" fo:language="en" fo:country="US" fo:font-weight="bold" style:font-size-asian="11.5pt" style:font-size-complex="11.5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835in" fo:margin-bottom="0.0417in" loext:contextual-spacing="false" fo:line-height="150%" fo:text-align="start" style:justify-single-word="false" style:page-number="auto" style:shadow="none">
        <style:tab-stops/>
      </style:paragraph-properties>
      <style:text-properties fo:color="#000000" style:font-name="Open Sans" fo:font-family="'Open Sans'" style:font-style-name="Bold" style:font-family-generic="swiss" style:font-pitch="variable" fo:font-size="14pt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style:font-name="Open Sans" fo:font-family="'Open Sans'" style:font-style-name="Bold" style:font-family-generic="swiss" style:font-pitch="variable" fo:font-size="36pt" fo:font-weight="bold" style:font-size-asian="16pt" style:font-weight-asian="bold" style:font-size-complex="16pt" style:font-weight-complex="bold"/>
    </style:style>
    <style:style style:name="User_20_Index_20_7" style:display-name="User Index 7" style:family="paragraph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0.3937in" fo:margin-right="0in" fo:text-indent="0in" style:auto-text-indent="false"/>
    </style:style>
    <style:style style:name="User_20_Index_20_8" style:display-name="User Index 8" style:family="paragraph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ender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Index_20_2" style:display-name="Index 2" style:family="paragraph" style:hidden="true" style:parent-style-name="Index" style:class="index">
      <style:paragraph-properties fo:margin-left="0.1965in" fo:margin-right="0in" fo:text-indent="0in" style:auto-text-indent="false"/>
    </style:style>
    <style:style style:name="Contents_20_3" style:display-name="Contents 3" style:family="paragraph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in" fo:margin-right="0in" fo:text-indent="0in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hidden="true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style:hidden="true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hidden="true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" style:display-name="List 3" style:family="paragraph" style:hidden="true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hidden="true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hidden="true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" style:display-name="Numbering 2" style:family="paragraph" style:hidden="true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hidden="true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4" style:display-name="Numbering 4" style:family="paragraph" style:hidden="true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5" style:display-name="Numbering 5" style:family="paragraph" style:hidden="true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color="#000000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54:30.842083831</meta:creation-date>
    <dc:date>2020-01-11T10:00:03.712905055</dc:date>
    <meta:editing-duration>PT3H39M1S</meta:editing-duration>
    <meta:editing-cycles>51</meta:editing-cycles>
    <meta:generator>LibreOffice/6.0.7.3$Linux_X86_64 LibreOffice_project/00m0$Build-3</meta:generator>
    <meta:document-statistic meta:table-count="0" meta:image-count="0" meta:object-count="0" meta:page-count="23" meta:paragraph-count="566" meta:word-count="1888" meta:character-count="15982" meta:non-whitespace-character-count="11472"/>
  </office:meta>
</office:document-meta>
</file>